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8cm" fo:min-width="0cm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ae00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7cm" fo:min-width="2.5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80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1.5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9cm" fo:min-width="4.078cm"/>
    </style:style>
    <style:style style:name="gr11" style:family="graphic" style:parent-style-name="standard">
      <style:graphic-properties draw:fill="solid" draw:fill-color="#e6e64c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7cm" fo:min-width="3.878cm"/>
    </style:style>
    <style:style style:name="gr13" style:family="graphic" style:parent-style-name="standard">
      <style:graphic-properties draw:fill="hatch" draw:fill-gradient-name="Gradient_20_1" draw:fill-hatch-name="Black_20_45_20_Degrees_20_Wid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4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 style:text-underline-style="solid" style:text-underline-width="auto" style:text-underline-color="font-color" fo:font-weight="bold"/>
    </style:style>
    <style:style style:name="T2" style:family="text">
      <style:text-properties fo:font-size="10pt"/>
    </style:style>
    <style:style style:name="T3" style:family="text">
      <style:text-properties fo:color="#0066cc" fo:font-size="10pt"/>
    </style:style>
    <style:style style:name="T4" style:family="text">
      <style:text-properties fo:color="#7da647" fo:font-size="10pt"/>
    </style:style>
    <style:style style:name="T5" style:family="text">
      <style:text-properties fo:color="#94bd5e" fo:font-size="10pt"/>
    </style:style>
    <style:style style:name="T6" style:family="text">
      <style:text-properties fo:font-size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2" draw:layer="layout" svg:width="19.222cm" svg:height="5.594cm" svg:x="1.485cm" svg:y="22.516cm">
          <draw:text-box>
            <text:p text:style-name="P1"><text:span text:style-name="T1">CLIENTS JND</text:span><text:span text:style-name="T2">I</text:span></text:p>
            <text:p text:style-name="P1"><text:span text:style-name="T2"/></text:p>
            <text:p text:style-name="P1"><text:span text:style-name="T2">Properties props = new Properties();</text:span></text:p>
            <text:p text:style-name="P1"><text:span text:style-name="T2"><text:s text:c="8"/></text:span><text:span text:style-name="T2">props.put(Context.INITIAL_CONTEXT_FACTORY,"org.jnp.interfaces.NamingContextFactory");</text:span></text:p>
            <text:p text:style-name="P1"><text:span text:style-name="T2"><text:s text:c="8"/></text:span><text:span text:style-name="T2">props.put(Context.PROVIDER_URL, "</text:span><text:span text:style-name="T3">jnp://localhost:1099</text:span><text:span text:style-name="T2">");</text:span></text:p>
            <text:p text:style-name="P1"><text:span text:style-name="T2"><text:s text:c="8"/></text:span><text:span text:style-name="T2">Context ctx = new InitialContext(props);</text:span></text:p>
            <text:p text:style-name="P1"><text:span text:style-name="T2"/></text:p>
            <text:p text:style-name="P1"><text:span text:style-name="T2">Object objRef = ctx.lookup("</text:span><text:span text:style-name="T3">ejb/OrderManagement</text:span><text:span text:style-name="T2">"); <text:s/></text:span><text:span text:style-name="T4"><text:s/>/* exemple d'EJB <text:s/>*/</text:span></text:p>
            <text:p text:style-name="P1"><text:span text:style-name="T2"><text:s text:c="8"/></text:span><text:span text:style-name="T2">OrderManagementHome home = (OrderManagementHome)javax.rmi.PortableRemoteObject.narrow(</text:span></text:p>
            <text:p text:style-name="P1"><text:span text:style-name="T2"><text:s text:c="16"/></text:span><text:span text:style-name="T2"><text:tab/></text:span><text:span text:style-name="T2"><text:tab/></text:span><text:span text:style-name="T2"> <text:s/></text:span><text:span text:style-name="T2">objRef, OrderManagementHome.class);</text:span></text:p>
            <text:p text:style-name="P1"><text:span text:style-name="T2"/></text:p>
            <text:p text:style-name="P1"><text:span text:style-name="T2"/></text:p>
            <text:p text:style-name="P1"><text:span text:style-name="T2">Object tmp = ctx.lookup("XAConnectionFactory"); </text:span><text:span text:style-name="T5"><text:s text:c="3"/>/* exemple ConnectionFactory de JMS */</text:span></text:p>
          </draw:text-box>
        </draw:frame>
        <draw:frame draw:style-name="gr2" draw:text-style-name="P1" draw:layer="layout" svg:width="19.251cm" svg:height="2.148cm" svg:x="1cm" svg:y="0.852cm">
          <draw:text-box>
            <text:p text:style-name="P1"><text:span text:style-name="T6">jboss-service.xml: <text:s text:c="11"/></text:span></text:p>
            <text:p text:style-name="P1"><text:span text:style-name="T6">&lt;attribute name="JndiName"&gt;UserTransactionSessionFactory&lt;/attribute&gt;</text:span></text:p>
            <text:p text:style-name="P1"/>
          </draw:text-box>
        </draw:frame>
        <draw:custom-shape draw:style-name="gr3" draw:text-style-name="P3" draw:layer="layout" svg:width="8.171cm" svg:height="6.424cm" svg:x="4.433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2" draw:layer="layout" svg:width="0.875cm" svg:height="1.167cm" svg:x="9.686cm" svg:y="6.04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3" draw:id="id1" draw:layer="layout" svg:width="1.166cm" svg:height="1.168cm" svg:x="8.227cm" svg:y="7.50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6" draw:text-style-name="P4" draw:layer="layout" svg:width="3.677cm" svg:height="0.662cm" svg:x="6.281cm" svg:y="8.964cm">
          <draw:text-box>
            <text:p text:style-name="P4"><text:span text:style-name="T7">1099 : rmiregistry</text:span></text:p>
          </draw:text-box>
        </draw:frame>
        <draw:frame draw:style-name="gr7" draw:text-style-name="P5" draw:layer="layout" svg:width="1.552cm" svg:height="0.831cm" svg:x="9.948cm" svg:y="8.479cm">
          <draw:text-box>
            <text:p text:style-name="P1"><text:span text:style-name="T6">JNDI</text:span></text:p>
          </draw:text-box>
        </draw:frame>
        <draw:connector draw:style-name="gr8" draw:text-style-name="P3" draw:layer="layout" draw:type="curve" svg:x1="8.81cm" svg:y1="7.504cm" svg:x2="9.686cm" svg:y2="6.628cm" draw:start-shape="id1" draw:start-glue-point="4" draw:end-shape="id2" svg:d="m8810 7504c0-584 292-876 876-876">
          <text:p/>
        </draw:connector>
        <draw:frame draw:style-name="gr9" draw:text-style-name="P6" draw:layer="layout" svg:width="2.046cm" svg:height="0.747cm" svg:x="10.398cm" svg:y="4.071cm">
          <draw:text-box>
            <text:p text:style-name="P6"><text:span text:style-name="T8">JBOSS</text:span></text:p>
          </draw:text-box>
        </draw:frame>
        <draw:connector draw:style-name="gr8" draw:text-style-name="P3" draw:layer="layout" draw:type="curve" svg:x1="5.629cm" svg:y1="10.947cm" svg:x2="8.81cm" svg:y2="8.672cm" draw:start-shape="id3" draw:end-shape="id1" draw:end-glue-point="2" svg:d="m5629 10947c0-1707 3181-570 3181-2275">
          <text:p/>
        </draw:connector>
        <draw:frame draw:style-name="gr10" draw:text-style-name="P7" draw:layer="layout" svg:width="5.443cm" svg:height="0.747cm" svg:x="4.134cm" svg:y="11.971cm">
          <draw:text-box>
            <text:p text:style-name="P1"><text:span text:style-name="T7">Clients Java</text:span><text:span text:style-name="T9"> (</text:span><text:span text:style-name="T10">outside container)</text:span></text:p>
          </draw:text-box>
        </draw:frame>
        <draw:custom-shape draw:style-name="gr11" draw:text-style-name="P3" draw:id="id4" draw:layer="layout" svg:width="0.875cm" svg:height="0.876cm" svg:x="5.601cm" svg:y="6.336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8" draw:text-style-name="P3" draw:layer="layout" draw:type="curve" svg:x1="6.476cm" svg:y1="6.774cm" svg:x2="8.227cm" svg:y2="8.088cm" draw:start-shape="id4" draw:end-shape="id1" svg:d="m6476 6774c1312 0 437 1314 1751 1314">
          <text:p/>
        </draw:connector>
        <draw:frame draw:style-name="gr12" draw:text-style-name="P8" draw:layer="layout" svg:width="5.204cm" svg:height="0.662cm" svg:x="4.433cm" svg:y="5.753cm">
          <draw:text-box>
            <text:p text:style-name="P1"><text:span text:style-name="T2">Clients JNDI (</text:span><text:span text:style-name="T10">inside container</text:span><text:span text:style-name="T2">)</text:span></text:p>
          </draw:text-box>
        </draw:frame>
        <draw:custom-shape draw:style-name="gr13" draw:text-style-name="P3" draw:layer="layout" svg:width="2.918cm" svg:height="3.211cm" svg:x="7.935cm" svg:y="5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.677cm" svg:height="0.662cm" svg:x="5.308cm" svg:y="8.088cm">
          <draw:text-box>
            <text:p text:style-name="P4"><text:span text:style-name="T7">1099 : rmiregistry</text:span></text:p>
          </draw:text-box>
        </draw:frame>
        <draw:custom-shape draw:style-name="gr11" draw:text-style-name="P3" draw:id="id5" draw:layer="layout" svg:width="0.877cm" svg:height="0.875cm" svg:x="4.724cm" svg:y="6.921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8" draw:text-style-name="P3" draw:layer="layout" draw:type="curve" svg:x1="5.601cm" svg:y1="7.358cm" svg:x2="8.227cm" svg:y2="8.088cm" draw:start-shape="id5" draw:end-shape="id1" svg:d="m5601 7358c1969 0 657 730 2626 730">
          <text:p/>
        </draw:connector>
        <draw:connector draw:style-name="gr8" draw:text-style-name="P3" draw:layer="layout" draw:type="curve" svg:x1="7.293cm" svg:y1="11.356cm" svg:x2="8.81cm" svg:y2="8.672cm" draw:end-shape="id1" draw:end-glue-point="8" svg:d="m7293 11356c0-1636 1517-295 1517-2684">
          <text:p/>
        </draw:connector>
        <draw:frame draw:style-name="gr14" draw:text-style-name="P1" draw:layer="layout" svg:width="12.94cm" svg:height="2.632cm" svg:x="9.56cm" svg:y="19.1cm">
          <draw:text-box>
            <text:p text:style-name="P1"><text:span text:style-name="T2"><text:s text:c="2"/></text:span><text:span text:style-name="T2">&lt;!--</text:span></text:p>
            <text:p text:style-name="P1"><text:span text:style-name="T2"><text:s text:c="6"/></text:span><text:span text:style-name="T2">| The fast in-memory transaction manager.</text:span></text:p>
            <text:p text:style-name="P1"><text:span text:style-name="T2"><text:s text:c="6"/></text:span><text:span text:style-name="T2">| Deprecated in JBossAS v4.2. Use JBossTS JTA instead.</text:span></text:p>
            <text:p text:style-name="P1"><text:span text:style-name="T2"><text:s text:c="4"/></text:span><text:span text:style-name="T2">- -&gt;</text:span></text:p>
            <text:p text:style-name="P1"/>
          </draw:text-box>
        </draw:frame>
        <draw:frame draw:style-name="gr1" draw:text-style-name="P2" draw:layer="layout" svg:width="5.764cm" svg:height="6.005cm" svg:x="13.998cm" svg:y="13cm">
          <draw:text-box>
            <text:p text:style-name="P1"><text:span text:style-name="T2">MySqlDS (datasource de JMS)</text:span></text:p>
            <text:p text:style-name="P1"><text:span text:style-name="T2">JbpmDS (datasource de JBPM)</text:span></text:p>
            <text:p text:style-name="P1"><text:span text:style-name="T2">DefaultDS</text:span></text:p>
            <text:p text:style-name="P1"><text:span text:style-name="T2">JmsXA</text:span></text:p>
            <text:p text:style-name="P1"><text:span text:style-name="T2">queue/A</text:span></text:p>
            <text:p text:style-name="P1"><text:span text:style-name="T2">queue/B</text:span></text:p>
            <text:p text:style-name="P1"><text:span text:style-name="T2">topic/testTopic</text:span></text:p>
            <text:p text:style-name="P1"><text:span text:style-name="T2">topic/securedTopic</text:span></text:p>
            <text:p text:style-name="P1"><text:span text:style-name="T2">queue/JbpmCommandQueue</text:span></text:p>
            <text:p text:style-name="P1"><text:span text:style-name="T2">queue/DLQ</text:span></text:p>
            <text:p text:style-name="P1"><text:span text:style-name="T2">JbpmDS_SQLSERVER </text:span></text:p>
            <text:p text:style-name="P1"><text:span text:style-name="T2">ejb/CommandServiceBean</text:span></text:p>
            <text:p text:style-name="P1"><text:span text:style-name="T2">queue/JbpmJobQueue</text:span></text:p>
            <text:p text:style-name="P1"><text:span text:style-name="T2">..........</text:span></text:p>
          </draw:text-box>
        </draw:frame>
        <draw:custom-shape draw:style-name="gr11" draw:text-style-name="P3" draw:id="id3" draw:layer="layout" svg:width="0.876cm" svg:height="0.877cm" svg:x="5.191cm" svg:y="10.947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ustom-shape draw:style-name="gr11" draw:text-style-name="P3" draw:layer="layout" svg:width="0.875cm" svg:height="0.877cm" svg:x="6.826cm" svg:y="10.947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adccff" draw:end-color="#ffffff" draw:start-intensity="85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ca" style:country-asian="ES" style:font-family-complex="'DejaVu Sans'" style:font-family-generic-complex="system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oot</meta:initial-creator>
    <meta:creation-date>2008-09-11T20:06:08</meta:creation-date>
    <dc:creator>Josep Mª Coromina Torres</dc:creator>
    <dc:date>2011-01-17T13:29:30.76</dc:date>
    <meta:printed-by>root</meta:printed-by>
    <meta:print-date>2008-09-11T21:21:06</meta:print-date>
    <dc:language>ca-ES</dc:language>
    <meta:editing-cycles>15</meta:editing-cycles>
    <meta:editing-duration>PT18H47M1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